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margin-top="0in" fo:margin-bottom="0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2in" fo:border-left="0.05pt solid #ff3333" fo:border-right="none" fo:border-top="0.05pt solid #ff3333" fo:border-bottom="0.05pt solid #ff3333"/>
    </style:style>
    <style:style style:name="Table1.B1" style:family="table-cell">
      <style:table-cell-properties fo:padding="0.2in" fo:border="0.05pt solid #ff3333"/>
    </style:style>
    <style:style style:name="Table1.A2" style:family="table-cell">
      <style:table-cell-properties fo:padding="0.2in" fo:border-left="0.05pt solid #ff3333" fo:border-right="none" fo:border-top="none" fo:border-bottom="0.05pt solid #ff3333"/>
    </style:style>
    <style:style style:name="Table1.B2" style:family="table-cell">
      <style:table-cell-properties fo:padding="0.2in" fo:border-left="0.05pt solid #ff3333" fo:border-right="0.05pt solid #ff3333" fo:border-top="none" fo:border-bottom="0.05pt solid #ff3333"/>
    </style:style>
    <style:style style:name="P1" style:family="paragraph" style:parent-style-name="Table_20_Contents">
      <style:paragraph-properties fo:text-align="center" style:justify-single-word="false"/>
      <style:text-properties officeooo:rsid="0011b23e" officeooo:paragraph-rsid="00120bb8"/>
    </style:style>
    <style:style style:name="P2" style:family="paragraph" style:parent-style-name="Table_20_Contents">
      <style:text-properties officeooo:rsid="00120bb8" officeooo:paragraph-rsid="00120bb8"/>
    </style:style>
    <style:style style:name="P3" style:family="paragraph" style:parent-style-name="Table_20_Contents">
      <style:paragraph-properties fo:text-align="center" style:justify-single-word="false"/>
      <style:text-properties officeooo:rsid="00120bb8" officeooo:paragraph-rsid="00120bb8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officeooo:rsid="00120bb8" officeooo:paragraph-rsid="00120bb8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officeooo:rsid="00120bb8" officeooo:paragraph-rsid="00144b1a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normal" officeooo:rsid="0011b23e" officeooo:paragraph-rsid="00120bb8" style:font-size-asian="18pt" style:font-weight-asian="normal" style:font-size-complex="1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normal" officeooo:rsid="0011b23e" officeooo:paragraph-rsid="00144b1a" style:font-size-asian="18pt" style:font-weight-asian="normal" style:font-size-complex="18pt" style:font-weight-complex="normal"/>
    </style:style>
    <style:style style:name="P8" style:family="paragraph" style:parent-style-name="Table_20_Contents">
      <style:text-properties officeooo:rsid="00120bb8" officeooo:paragraph-rsid="00144b1a"/>
    </style:style>
    <style:style style:name="P9" style:family="paragraph" style:parent-style-name="Table_20_Contents">
      <style:paragraph-properties fo:text-align="center" style:justify-single-word="false"/>
      <style:text-properties officeooo:rsid="0011b23e" officeooo:paragraph-rsid="00144b1a"/>
    </style:style>
    <style:style style:name="T1" style:family="text">
      <style:text-properties officeooo:rsid="0011b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nvitación Fiesta Tabernáculos</text:p>
            <text:p text:style-name="P1"/>
            <text:p text:style-name="P2">Información:</text:p>
            <text:p text:style-name="P4">fiesta-tabernaculos.github.io</text:p>
          </table:table-cell>
          <table:table-cell table:style-name="Table1.B1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  <table:table-row>
          <table:table-cell table:style-name="Table1.A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  <table:table-cell table:style-name="Table1.B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  <table:table-row>
          <table:table-cell table:style-name="Table1.A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  <table:table-cell table:style-name="Table1.B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  <table:table-row>
          <table:table-cell table:style-name="Table1.A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  <table:table-cell table:style-name="Table1.B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  <table:table-row>
          <table:table-cell table:style-name="Table1.A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  <table:table-cell table:style-name="Table1.B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  <table:table-row>
          <table:table-cell table:style-name="Table1.A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  <table:table-cell table:style-name="Table1.B2" office:value-type="string">
            <text:p text:style-name="P7">Invitación Fiesta Tabernáculos</text:p>
            <text:p text:style-name="P9"/>
            <text:p text:style-name="P8">Información:</text:p>
            <text:p text:style-name="P5">fiesta-tabernaculos.github.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6:00:12.024030819</meta:creation-date>
    <dc:date>2017-09-29T16:25:02.371268432</dc:date>
    <meta:editing-duration>PT2M42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60" meta:character-count="852" meta:non-whitespace-character-count="828"/>
  </office:meta>
</office:document-meta>
</file>